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've got an investigation to conduct at the
outpost! You're going the wrong way! Got it?</text:p>
          </table:table-cell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